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4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4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7-10T00:00:00" table:formula="of:=TODAY()" table:style-name="ce3">
            <text:p>10/7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195" table:formula="of:=VLOOKUP([.D1];[.B1:.C115];2;0)" table:style-name="ce1">
            <text:p>195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55" table:formula="of:=450-[.E2]" table:style-name="ce5">
            <text:p>25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8-30T00:00:00" table:formula="of:=VLOOKUP(450;[.A1:.B140];2;0)" table:style-name="ce7">
            <text:p>30/08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0" table:formula="of:=[.A5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70" table:formula="of:=[.A52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70" table:formula="of:=[.A53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70" table:formula="of:=[.A54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70" table:formula="of:=[.A55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170" table:formula="of:=[.A56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170" table:formula="of:=[.A57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170" table:formula="of:=[.A58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170" table:formula="of:=[.A59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170" table:formula="of:=[.A6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170" table:formula="of:=[.A61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175" table:formula="of:=[.A62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62]+5&lt;=565;[.A62]+5;565)" table:style-name="ce1">
            <text:p>180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180" table:formula="of:=[.A63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63]+5&lt;=565;[.A63]+5;565)" table:style-name="ce1">
            <text:p>185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185" table:formula="of:=[.A64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64]+5&lt;=565;[.A64]+5;565)" table:style-name="ce1">
            <text:p>190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190" table:formula="of:=[.A6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190" table:formula="of:=[.A6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190" table:formula="of:=[.A6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190" table:formula="of:=[.A6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190" table:formula="of:=[.A6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190" table:formula="of:=[.A7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190" table:formula="of:=[.A7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190" table:formula="of:=[.A7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190" table:formula="of:=[.A7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190" table:formula="of:=[.A7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190" table:formula="of:=[.A75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190" table:formula="of:=[.A76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190" table:formula="of:=[.A77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190" table:formula="of:=[.A78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190" table:formula="of:=[.A79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190" table:formula="of:=[.A80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190" table:formula="of:=[.A81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190" table:formula="of:=[.A82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190" table:formula="of:=[.A83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190" table:formula="of:=[.A8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195" table:formula="of:=[.A8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85]+5&lt;=565;[.A85]+5;565)" table:style-name="ce1">
            <text:p>20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200" table:formula="of:=[.A8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86]+5&lt;=565;[.A86]+5;565)" table:style-name="ce1">
            <text:p>20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205" table:formula="of:=[.A8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formula="of:=IF([.A87]+5&lt;=565;[.A87]+5;565)" table:style-name="ce1">
            <text:p>21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210" table:formula="of:=[.A8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88]+5&lt;=565;[.A88]+5;565)" table:style-name="ce1">
            <text:p>215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215" table:formula="of:=[.A89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89]+5&lt;=565;[.A89]+5;565)" table:style-name="ce1">
            <text:p>22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220" table:formula="of:=[.A90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90]+5&lt;=565;[.A90]+5;565)" table:style-name="ce1">
            <text:p>225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225" table:formula="of:=[.A91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91]+5&lt;=565;[.A91]+5;565)" table:style-name="ce1">
            <text:p>23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230" table:formula="of:=[.A92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92]+5&lt;=565;[.A92]+5;565)" table:style-name="ce1">
            <text:p>235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235" table:formula="of:=[.A93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93]+5&lt;=565;[.A93]+5;565)" table:style-name="ce1">
            <text:p>24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240" table:formula="of:=[.A94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94]+5&lt;=565;[.A94]+5;565)" table:style-name="ce1">
            <text:p>245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245" table:formula="of:=[.A95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95]+5&lt;=565;[.A95]+5;565)" table:style-name="ce1">
            <text:p>25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250" table:formula="of:=[.A96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96]+5&lt;=565;[.A96]+5;565)" table:style-name="ce1">
            <text:p>255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255" table:formula="of:=[.A97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97]+5&lt;=565;[.A97]+5;565)" table:style-name="ce1">
            <text:p>26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260" table:formula="of:=[.A98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98]+5&lt;=565;[.A98]+5;565)" table:style-name="ce1">
            <text:p>265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265" table:formula="of:=[.A99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99]+5&lt;=565;[.A99]+5;565)" table:style-name="ce1">
            <text:p>27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270" table:formula="of:=[.A100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100]+5&lt;=565;[.A100]+5;565)" table:style-name="ce1">
            <text:p>275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275" table:formula="of:=[.A101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101]+5&lt;=565;[.A101]+5;565)" table:style-name="ce1">
            <text:p>28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280" table:formula="of:=[.A102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102]+5&lt;=565;[.A102]+5;565)" table:style-name="ce1">
            <text:p>285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285" table:formula="of:=[.A103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103]+5&lt;=565;[.A103]+5;565)" table:style-name="ce1">
            <text:p>29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290" table:formula="of:=[.A104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104]+5&lt;=565;[.A104]+5;565)" table:style-name="ce1">
            <text:p>295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295" table:formula="of:=[.A105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105]+5&lt;=565;[.A105]+5;565)" table:style-name="ce1">
            <text:p>30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300" table:formula="of:=[.A106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106]+5&lt;=565;[.A106]+5;565)" table:style-name="ce1">
            <text:p>305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305" table:formula="of:=[.A107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107]+5&lt;=565;[.A107]+5;565)" table:style-name="ce1">
            <text:p>31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310" table:formula="of:=[.A108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108]+5&lt;=565;[.A108]+5;565)" table:style-name="ce1">
            <text:p>315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315" table:formula="of:=[.A109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109]+5&lt;=565;[.A109]+5;565)" table:style-name="ce1">
            <text:p>32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320" table:formula="of:=[.A110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110]+5&lt;=565;[.A110]+5;565)" table:style-name="ce1">
            <text:p>325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325" table:formula="of:=[.A111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111]+5&lt;=565;[.A111]+5;565)" table:style-name="ce1">
            <text:p>33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330" table:formula="of:=[.A112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112]+5&lt;=565;[.A112]+5;565)" table:style-name="ce1">
            <text:p>33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335" table:formula="of:=[.A113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113]+5&lt;=565;[.A113]+5;565)" table:style-name="ce1">
            <text:p>34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340" table:formula="of:=[.A114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114]+5&lt;=565;[.A114]+5;565)" table:style-name="ce1">
            <text:p>34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345" table:formula="of:=[.A115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115]+5&lt;=565;[.A115]+5;565)" table:style-name="ce1">
            <text:p>35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350" table:formula="of:=[.A116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116]+5&lt;=565;[.A116]+5;565)" table:style-name="ce1">
            <text:p>35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355" table:formula="of:=[.A117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117]+5&lt;=565;[.A117]+5;565)" table:style-name="ce1">
            <text:p>360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360" table:formula="of:=[.A118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118]+5&lt;=565;[.A118]+5;565)" table:style-name="ce1">
            <text:p>365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365" table:formula="of:=[.A119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119]+5&lt;=565;[.A119]+5;565)" table:style-name="ce1">
            <text:p>370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370" table:formula="of:=[.A120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120]+5&lt;=565;[.A120]+5;565)" table:style-name="ce1">
            <text:p>375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375" table:formula="of:=[.A121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121]+5&lt;=565;[.A121]+5;565)" table:style-name="ce1">
            <text:p>380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380" table:formula="of:=[.A122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122]+5&lt;=565;[.A122]+5;565)" table:style-name="ce1">
            <text:p>385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385" table:formula="of:=[.A123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123]+5&lt;=565;[.A123]+5;565)" table:style-name="ce1">
            <text:p>390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390" table:formula="of:=[.A124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124]+5&lt;=565;[.A124]+5;565)" table:style-name="ce1">
            <text:p>395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395" table:formula="of:=[.A125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125]+5&lt;=565;[.A125]+5;565)" table:style-name="ce1">
            <text:p>400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400" table:formula="of:=[.A126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126]+5&lt;=565;[.A126]+5;565)" table:style-name="ce1">
            <text:p>405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405" table:formula="of:=[.A127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127]+5&lt;=565;[.A127]+5;565)" table:style-name="ce1">
            <text:p>410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410" table:formula="of:=[.A128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128]+5&lt;=565;[.A128]+5;565)" table:style-name="ce1">
            <text:p>415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415" table:formula="of:=[.A129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129]+5&lt;=565;[.A129]+5;565)" table:style-name="ce1">
            <text:p>420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420" table:formula="of:=[.A130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30]+5&lt;=565;[.A130]+5;565)" table:style-name="ce1">
            <text:p>425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425" table:formula="of:=[.A131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31]+5&lt;=565;[.A131]+5;565)" table:style-name="ce1">
            <text:p>430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430" table:formula="of:=[.A132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32]+5&lt;=565;[.A132]+5;565)" table:style-name="ce1">
            <text:p>435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435" table:formula="of:=[.A133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33]+5&lt;=565;[.A133]+5;565)" table:style-name="ce1">
            <text:p>440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440" table:formula="of:=[.A134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34]+5&lt;=565;[.A134]+5;565)" table:style-name="ce1">
            <text:p>445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445" table:formula="of:=[.A135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35]+5&lt;=565;[.A135]+5;565)" table:style-name="ce1">
            <text:p>450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450" table:formula="of:=[.A13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5" table:formula="of:=IF([.A136]+5&lt;=565;[.A136]+5;565)" table:style-name="ce1">
            <text:p>455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455" table:formula="of:=[.A137]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460" table:formula="of:=IF([.A137]+5&lt;=565;[.A137]+5;565)" table:style-name="ce1">
            <text:p>460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460" table:formula="of:=[.A138]" table:style-name="ce1">
            <text:p>460</text:p>
          </table:table-cell>
          <table:table-cell table:number-columns-repeated="16381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cf2" style:family="table-cell" style:data-style-name="N0">
      <style:table-cell-properties fo:background-color="#00B0F0"/>
    </style:style>
    <style:style style:name="cf3" style:family="table-cell" style:data-style-name="N0">
      <style:table-cell-properties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7-10T16:08:50Z</dc:date>
    <meta:editing-cycles>5</meta:editing-cycles>
    <meta:editing-duration>PT902S</meta:editing-duration>
    <meta:user-defined meta:name="DLPManualFileClassification">{1A067545-A4E2-4FA1-8094-0D7902669705}</meta:user-defined>
    <meta:user-defined meta:name="DLPManualFileClassificationLastModifiedBy">CORPCAIXA\c070622</meta:user-defined>
    <meta:user-defined meta:name="DLPManualFileClassificationLastModificationDate">1560881928</meta:user-defined>
    <meta:user-defined meta:name="DLPManualFileClassificationVersion">11.2.0.1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5748031496pt" svg:width="314.53196850393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